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7958" officeooo:paragraph-rsid="000e7958"/>
    </style:style>
    <style:style style:name="P2" style:family="paragraph" style:parent-style-name="Standard">
      <style:paragraph-properties fo:text-align="center" style:justify-single-word="false"/>
      <style:text-properties officeooo:rsid="000e7958" officeooo:paragraph-rsid="000e7958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0e7958" officeooo:paragraph-rsid="000e7958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0e7958" officeooo:paragraph-rsid="000e7958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0e7958" officeooo:paragraph-rsid="000e795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READ ME</text:span> </text:p>
      <text:p text:style-name="P1"/>
      <text:p text:style-name="P1"/>
      <text:p text:style-name="P1">1. 20104442_piyush_probem4_part2.ipynb contains the implementation of HW2 Proble 4 part2 (Gaussian Process in a noisy setting)</text:p>
      <text:p text:style-name="P1"/>
      <text:p text:style-name="P1">2. There are total 5 functions which are described below</text:p>
      <text:p text:style-name="P1"/>
      <text:p text:style-name="P3">a. <text:span text:style-name="T1">createData(N,lowrange,uprange, beta):</text:span></text:p>
      <text:p text:style-name="P3"><text:s text:c="4"/>Creating Data points X and corresponding outputs Y using SINUSOID FUNCTION</text:p>
      <text:p text:style-name="P3"><text:s text:c="4"/>Input:</text:p>
      <text:p text:style-name="P3"><text:s text:c="8"/>N: No. of data points to be generated </text:p>
      <text:p text:style-name="P3"><text:s text:c="8"/></text:p>
      <text:p text:style-name="P3"><text:s text:c="4"/>Output:</text:p>
      <text:p text:style-name="P3"><text:s text:c="8"/>X: np vector of shape (N,)</text:p>
      <text:p text:style-name="P3"><text:s text:c="8"/>Y: np vector of shape (N,)</text:p>
      <text:p text:style-name="P3"/>
      <text:p text:style-name="P3">b. <text:span text:style-name="T1">KernelSExp(sig, l, x1, x2):</text:span></text:p>
      <text:p text:style-name="P3"><text:s text:c="4"/>Generate Squared Exponential Kernel for inputs x1 and x2</text:p>
      <text:p text:style-name="P3"><text:s text:c="4"/>Input:</text:p>
      <text:p text:style-name="P3"><text:s text:c="8"/>sig: scalar</text:p>
      <text:p text:style-name="P3"><text:s text:c="8"/>l: scalar</text:p>
      <text:p text:style-name="P3"><text:s text:c="8"/>x1: scalar data point 1</text:p>
      <text:p text:style-name="P3"><text:s text:c="8"/>x2: scalar data point 2</text:p>
      <text:p text:style-name="P3"><text:s text:c="4"/>Output:</text:p>
      <text:p text:style-name="P3"><text:s text:c="8"/>kse: scalar output of square exponential kernel for x1 and x2</text:p>
      <text:p text:style-name="P3"/>
      <text:p text:style-name="P3">c. <text:span text:style-name="T1">createKernelMatrix(X,KernelValFunc, sig, l):</text:span></text:p>
      <text:p text:style-name="P3"><text:s text:c="4"/>Creating Kernel Matrix for function data points X a using <text:s/>KernelFunc</text:p>
      <text:p text:style-name="P3"><text:s text:c="4"/>Input:</text:p>
      <text:p text:style-name="P3"><text:s text:c="8"/>X: Data points - <text:s/>np vector of shape (N,)</text:p>
      <text:p text:style-name="P3"><text:s text:c="8"/>KernelFunc: The function used to compute kernels</text:p>
      <text:p text:style-name="P3"><text:s text:c="8"/><text:span text:style-name="T3">sig : hyperparam </text:span></text:p>
      <text:p text:style-name="P3"><text:span text:style-name="T3"><text:s text:c="8"/>l : <text:s/>hyperparam</text:span></text:p>
      <text:p text:style-name="P3"><text:s text:c="4"/>Output:</text:p>
      <text:p text:style-name="P3"><text:s text:c="8"/>K: np matrix of shape (N,N)</text:p>
      <text:p text:style-name="P3"/>
      <text:p text:style-name="P4"><text:span text:style-name="T3">d. </text:span>SampleZeroMeanPrior(K):</text:p>
      <text:p text:style-name="P3"><text:s text:c="4"/>Generate zero mean sample from a prior</text:p>
      <text:p text:style-name="P3"><text:s text:c="4"/>Input:</text:p>
      <text:p text:style-name="P3"><text:s text:c="8"/>K = COVARIANCE MATRIX - np array of (N,N)</text:p>
      <text:p text:style-name="P3"><text:s text:c="4"/>Output:</text:p>
      <text:p text:style-name="P3"><text:s text:c="8"/>S = a sample from zero mean and K as cov matrix</text:p>
      <text:p text:style-name="P3"/>
      <text:p text:style-name="P3"/>
      <text:p text:style-name="P3">e. <text:span text:style-name="T1">SamplePosterior(X, Y, K, sigma_likelihood):</text:span></text:p>
      <text:p text:style-name="P3"><text:s text:c="4"/>Generate sample from a Posterior</text:p>
      <text:p text:style-name="P3"><text:s text:c="4"/>Input:</text:p>
      <text:p text:style-name="P3"><text:s text:c="8"/>X = Input data - np array of shape (N,)</text:p>
      <text:p text:style-name="P3"><text:s text:c="8"/>Y = Output - - np array of shape (N,)</text:p>
      <text:p text:style-name="P3"><text:s text:c="8"/>K = COVARIANCE MATRIX - np array of (N,N)</text:p>
      <text:p text:style-name="P3"><text:s text:c="8"/>sigma_likelihood = variance of likelihood noise</text:p>
      <text:p text:style-name="P3"><text:soft-page-break/><text:s text:c="4"/>Output:</text:p>
      <text:p text:style-name="P3"><text:s text:c="8"/>S = a sample from posterior</text:p>
      <text:p text:style-name="P3"><text:s text:c="8"/>Mean_Posterior = Mean of the Posterior</text:p>
      <text:p text:style-name="P3"><text:s/></text:p>
      <text:p text:style-name="P3"/>
      <text:p text:style-name="P5">3. The above functions are used to compute original given function and data points, generate sample from Prior, and to compute Posterior Mean</text:p>
      <text:p text:style-name="P5"/>
      <text:p text:style-name="P5">4. Graph for various values of l are plotted subsequentl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01:35:35.414221725</meta:creation-date>
    <dc:date>2021-04-19T01:46:46.371826077</dc:date>
    <meta:editing-duration>PT10S</meta:editing-duration>
    <meta:editing-cycles>1</meta:editing-cycles>
    <meta:document-statistic meta:table-count="0" meta:image-count="0" meta:object-count="0" meta:page-count="2" meta:paragraph-count="48" meta:word-count="274" meta:character-count="1831" meta:non-whitespace-character-count="1360"/>
    <meta:generator>LibreOffice/6.4.6.2$Linux_X86_64 LibreOffice_project/40$Build-2</meta:generator>
  </office:meta>
</office:document-meta>
</file>